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45pt"/>
    </style:style>
    <style:style style:name="co2" style:family="table-column">
      <style:table-column-properties fo:break-before="auto" style:column-width="207.04pt"/>
    </style:style>
    <style:style style:name="co3" style:family="table-column">
      <style:table-column-properties fo:break-before="auto" style:column-width="216.85pt"/>
    </style:style>
    <style:style style:name="co4" style:family="table-column">
      <style:table-column-properties fo:break-before="auto" style:column-width="191.59pt"/>
    </style:style>
    <style:style style:name="co5" style:family="table-column">
      <style:table-column-properties fo:break-before="auto" style:column-width="246.3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97.0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0.5pt" fo:break-before="auto" style:use-optimal-row-height="false"/>
    </style:style>
    <style:style style:name="ro3" style:family="table-row">
      <style:table-row-properties style:row-height="37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ESP32-GATEWAY_Rev_A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6,R4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8,R31,R32,R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4,R16,R35,R37,R4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6,R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4,R41,R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,R2,R3,R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9,R30,R34,R38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,C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,C13,C14,C15,C17,C24,C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8,C9,C12,C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,C3,C4,C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3,L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4,Q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0MHz/25ppm/3V/4P/5x3.2mm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12MHz/20pF/30ppm/2P</text:p>
            <text:p>/HC-49SM(SMD)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0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5230G-TR(SSOP5/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_</text:p>
            <text:p>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9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PHY_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4,R46,R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NH1x20)</text:p>
          </table:table-cell>
          <table:table-cell office:value-type="string" calcext:value-type="string">
            <text:p>HN1x20</text:p>
          </table:table-cell>
          <table:table-cell office:value-type="string" calcext:value-type="string">
            <text:p>CON1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06pt" fo:margin-bottom="10.09pt" fo:margin-left="10.29pt" fo:margin-right="11.11pt" fo:background-color="transparent" style:scale-to="85%" style:writing-mode="lr-tb">
        <style:background-image/>
      </style:page-layout-properties>
      <style:header-style>
        <style:header-footer-properties fo:min-height="61.91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GATEWAY_Rev_B-BOM</text:span></text:p>
        </style:region-center>
        <style:region-right>
          <text:p>11.07.2017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6:28:45.781474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1T16:32:38.557441408</dc:date>
    <meta:generator>LibreOffice/5.1.6.2$Linux_X86_64 LibreOffice_project/10m0$Build-2</meta:generator>
    <meta:editing-duration>PT3H41M50S</meta:editing-duration>
    <meta:editing-cycles>26</meta:editing-cycles>
    <meta:document-statistic meta:table-count="1" meta:cell-count="176" meta:object-count="0"/>
  </office:meta>
</office:document-meta>
</file>